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1.752cm" fo:margin-right="0cm" fo:text-align="justify" style:justify-single-word="false" fo:text-indent="-0.501cm" style:auto-text-indent="false">
        <style:tab-stops>
          <style:tab-stop style:position="1.501cm"/>
        </style:tab-stops>
      </style:paragraph-properties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_GoBack"/><text:span text:style-name="T1"><text:tab/><text:tab/><text:tab/><text:tab/><text:tab/><text:tab/><text:tab/>ДО</text:span></text:p>
      <text:p text:style-name="Standard"><text:span text:style-name="T1"><text:tab/><text:tab/><text:tab/><text:tab/><text:tab/><text:tab/><text:tab/>???? (НАУЧНИЯ РЪКОВОДИТЕЛ)</text:span></text:p>
      <text:p text:style-name="Standard"/>
      <text:p text:style-name="Standard"/>
      <text:p text:style-name="Standard"/>
      <text:p text:style-name="Standard"/>
      <text:p text:style-name="P1"><text:span text:style-name="T1">З А Я В Л Е Н И Е</text:span></text:p>
      <text:p text:style-name="P1"><text:span text:style-name="T1">от</text:span></text:p>
      <text:p text:style-name="P1"><text:span text:style-name="T1">???????</text:span><text:span text:style-name="T3"> </text:span><text:span text:style-name="T1">(докторанта)</text:span></text:p>
      <text:p text:style-name="Standard"/>
      <text:p text:style-name="Standard"/>
      <text:p text:style-name="Standard"/>
      <text:p text:style-name="P2"><text:tab/>Съгласно чл. 28, ал. 1 от ППЗРАСРБ, Ви представям дисертацията си ????? за придобиване на образователната и научна степен “доктор” по докторска програма ??????, професионално направление ?????.</text:p>
      <text:p text:style-name="P2"/>
      <text:p text:style-name="P2"><text:tab/>Прилагам:</text:p>
      <text:p text:style-name="P3"><text:span text:style-name="T2">1</text:span>. дисертация с подписана декларация за оригиналност;</text:p>
      <text:p text:style-name="P4"><text:span text:style-name="T2">2</text:span>. автореферат на български;</text:p>
      <text:p text:style-name="P4"><text:span text:style-name="T2">3</text:span>. автореферат на английски;</text:p>
      <text:p text:style-name="P3"><text:span text:style-name="T2">4</text:span>. копие от заповед за отчисляване с право на защита;</text:p>
      <text:p text:style-name="P4"><text:span text:style-name="T2">5</text:span>. списък на отпечатани научни публикации по темата на дисертацията;</text:p>
      <text:p text:style-name="P4"><text:span text:style-name="T2">6</text:span>. копия на отпечатаните научни публикации по темата на дисертацията<text:span text:style-name="T4">;</text:span></text:p>
      <text:p text:style-name="P3"><text:span text:style-name="T2">7</text:span>. справка за изпълнението на минималните изисквания (по проф. напр. 4 или проф. напр. 5).</text:p>
      <text:p text:style-name="P2"/>
      <text:p text:style-name="P2"/>
      <text:p text:style-name="P2"/>
      <text:p text:style-name="P2">София, ______________ г.</text:p>
      <text:p text:style-name="P2"/>
      <text:p text:style-name="P2"><text:tab/><text:tab/><text:tab/><text:tab/><text:tab/><text:tab/><text:tab/>С уважение: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fo:language="bg" fo:country="BG" style:font-size-asian="12pt" style:language-asian="bg" style:country-asian="BG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АНТОВА</meta:initial-creator>
    <dc:creator>Todor Balabanov</dc:creator>
    <meta:editing-cycles>3</meta:editing-cycles>
    <meta:print-date>2011-06-09T11:05:00</meta:print-date>
    <meta:creation-date>2021-05-21T08:32:00</meta:creation-date>
    <dc:date>2022-02-22T18:51:44.102307619</dc:date>
    <meta:editing-duration>PT4M13S</meta:editing-duration>
    <meta:generator>LibreOffice/7.1.8.1$MacOSX_X86_64 LibreOffice_project/e1f30c802c3269a1d052614453f260e49458c82c</meta:generator>
    <meta:document-statistic meta:table-count="0" meta:image-count="0" meta:object-count="0" meta:page-count="1" meta:paragraph-count="16" meta:word-count="109" meta:character-count="716" meta:non-whitespace-character-count="600"/>
    <meta:user-defined meta:name="AppVersion">16.0000</meta:user-defined>
    <meta:user-defined meta:name="Company">ИККС-БАН</meta:user-defined>
    <meta:template xlink:type="simple" xlink:actuate="onRequest" xlink:title="Normal" xlink:href=""/>
  </office:meta>
</office:document-meta>
</file>